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style:text-underline-style="none" fo:font-weight="normal" officeooo:rsid="002cac7c" officeooo:paragraph-rsid="000bb88c" style:font-weight-asian="normal" style:font-weight-complex="normal"/>
    </style:style>
    <style:style style:name="P2" style:family="paragraph" style:parent-style-name="Standard">
      <style:text-properties style:font-name="Times new roman" style:text-underline-style="none" fo:font-weight="normal" officeooo:paragraph-rsid="000bb88c" style:font-weight-asian="normal" style:font-weight-complex="normal"/>
    </style:style>
    <style:style style:name="P3" style:family="paragraph" style:parent-style-name="Standard">
      <style:text-properties style:font-name="Times new roman" fo:font-size="15pt" style:text-underline-style="solid" style:text-underline-width="auto" style:text-underline-color="font-color" fo:font-weight="bold" officeooo:rsid="002d7c40" officeooo:paragraph-rsid="000bb88c" style:font-size-asian="13.1000003814697pt" style:font-weight-asian="bold" style:font-size-complex="15pt" style:font-weight-complex="bold"/>
    </style:style>
    <style:style style:name="P4" style:family="paragraph" style:parent-style-name="Standard">
      <style:text-properties style:font-name="Times new roman" fo:font-size="15pt" style:text-underline-style="solid" style:text-underline-width="auto" style:text-underline-color="font-color" fo:font-weight="bold" officeooo:rsid="00302238" officeooo:paragraph-rsid="000bb88c" style:font-size-asian="13.1000003814697pt" style:font-weight-asian="bold" style:font-size-complex="15pt" style:font-weight-complex="bold"/>
    </style:style>
    <style:style style:name="P5" style:family="paragraph" style:parent-style-name="Standard">
      <style:text-properties style:font-name="Times new roman" fo:font-size="15pt" style:text-underline-style="solid" style:text-underline-width="auto" style:text-underline-color="font-color" fo:font-weight="bold" officeooo:rsid="002cac7c" officeooo:paragraph-rsid="000bb88c" style:font-size-asian="13.1000003814697pt" style:font-weight-asian="bold" style:font-size-complex="15pt" style:font-weight-complex="bold"/>
    </style:style>
    <style:style style:name="P6" style:family="paragraph" style:parent-style-name="Standard">
      <style:text-properties style:font-name="Times new roman" fo:font-size="15pt" style:text-underline-style="solid" style:text-underline-width="auto" style:text-underline-color="font-color" fo:font-weight="bold" officeooo:paragraph-rsid="000bb88c" style:font-size-asian="13.1000003814697pt" style:font-weight-asian="bold" style:font-size-complex="15pt" style:font-weight-complex="bold"/>
    </style:style>
    <style:style style:name="P7" style:family="paragraph" style:parent-style-name="Standard">
      <style:text-properties style:font-name="Times new roman" fo:font-size="15pt" style:text-underline-style="none" fo:font-weight="normal" officeooo:rsid="00302238" officeooo:paragraph-rsid="000bb88c" style:font-size-asian="13.1000003814697pt" style:font-weight-asian="normal" style:font-size-complex="15pt" style:font-weight-complex="normal"/>
    </style:style>
    <style:style style:name="P8" style:family="paragraph" style:parent-style-name="Standard">
      <style:text-properties style:font-name="Times new roman" fo:font-size="15pt" style:text-underline-style="none" fo:font-weight="normal" officeooo:rsid="002d7c40" officeooo:paragraph-rsid="000bb88c" style:font-size-asian="13.1000003814697pt" style:font-weight-asian="normal" style:font-size-complex="15pt" style:font-weight-complex="normal"/>
    </style:style>
    <style:style style:name="P9" style:family="paragraph" style:parent-style-name="Standard">
      <style:text-properties style:font-name="Times new roman" fo:font-size="15pt" style:text-underline-style="none" fo:font-weight="normal" officeooo:rsid="002cac7c" officeooo:paragraph-rsid="000bb88c" style:font-size-asian="13.1000003814697pt" style:font-weight-asian="normal" style:font-size-complex="15pt" style:font-weight-complex="normal"/>
    </style:style>
    <style:style style:name="P10" style:family="paragraph" style:parent-style-name="Standard">
      <style:text-properties style:font-name="Times new roman" fo:font-size="15pt" style:text-underline-style="none" fo:font-weight="normal" officeooo:paragraph-rsid="000bb88c" style:font-size-asian="13.1000003814697pt" style:font-weight-asian="normal" style:font-size-complex="15pt" style:font-weight-complex="normal"/>
    </style:style>
    <style:style style:name="P11" style:family="paragraph" style:parent-style-name="Standard">
      <style:text-properties style:font-name="Times new roman" fo:font-size="15pt" officeooo:rsid="002cac7c" officeooo:paragraph-rsid="000bb88c" style:font-size-asian="13.1000003814697pt" style:font-size-complex="15pt"/>
    </style:style>
    <style:style style:name="P12" style:family="paragraph" style:parent-style-name="Standard">
      <style:text-properties style:font-name="Times new roman" style:text-underline-style="solid" style:text-underline-width="auto" style:text-underline-color="font-color" fo:font-weight="bold" officeooo:rsid="002cac7c" officeooo:paragraph-rsid="000bb88c" style:font-weight-asian="bold" style:font-weight-complex="bold"/>
    </style:style>
    <style:style style:name="T1" style:family="text">
      <style:text-properties fo:font-size="15pt" style:font-size-asian="13.1000003814697pt" style:font-size-complex="15pt"/>
    </style:style>
    <style:style style:name="T2" style:family="text">
      <style:text-properties fo:font-size="15pt" officeooo:rsid="002d7c40" style:font-size-asian="13.1000003814697pt" style:font-size-complex="15pt"/>
    </style:style>
    <style:style style:name="T3" style:family="text">
      <style:text-properties fo:font-size="15pt" officeooo:rsid="002b5ee1" style:font-size-asian="13.1000003814697pt" style:font-size-complex="15pt"/>
    </style:style>
    <style:style style:name="T4" style:family="text">
      <style:text-properties fo:font-size="15pt" officeooo:rsid="002cac7c" style:font-size-asian="13.1000003814697pt" style:font-size-complex="15pt"/>
    </style:style>
    <style:style style:name="T5" style:family="text">
      <style:text-properties fo:font-size="15pt" style:text-underline-style="none" fo:font-weight="normal" style:font-size-asian="13.1000003814697pt" style:font-weight-asian="normal" style:font-size-complex="15pt" style:font-weight-complex="normal"/>
    </style:style>
    <style:style style:name="T6" style:family="text">
      <style:text-properties fo:font-size="15pt" style:text-underline-style="none" fo:font-weight="normal" officeooo:rsid="00302238" style:font-size-asian="13.1000003814697pt" style:font-weight-asian="normal" style:font-size-complex="15pt" style:font-weight-complex="normal"/>
    </style:style>
    <style:style style:name="T7" style:family="text">
      <style:text-properties fo:font-size="15pt" style:text-underline-style="none" fo:font-weight="normal" officeooo:rsid="002d7c40" style:font-size-asian="13.1000003814697pt" style:font-weight-asian="normal" style:font-size-complex="15pt" style:font-weight-complex="normal"/>
    </style:style>
    <style:style style:name="T8" style:family="text">
      <style:text-properties style:text-underline-style="none" fo:font-weight="normal" style:font-weight-asian="normal" style:font-weight-complex="normal"/>
    </style:style>
    <style:style style:name="T9" style:family="text">
      <style:text-properties officeooo:rsid="002d7c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at you learned during this process?</text:p>
      <text:p text:style-name="P7">We learned that online collaboration is very beneficial to software engineering.</text:p>
      <text:p text:style-name="P6"/>
      <text:p text:style-name="P3">What software did you use to do the models in?</text:p>
      <text:p text:style-name="P7">We used Microsoft Visio and Star UML to design the models.</text:p>
      <text:p text:style-name="P6"/>
      <text:p text:style-name="P3">Was the software difficult to learn?</text:p>
      <text:p text:style-name="P4"><text:span text:style-name="T8">The software was actually very easy to use. We just created objects gave them names and drew lines connecting to each other. The only difficult part was figuring out how th model should flow before we used the software.</text:span></text:p>
      <text:p text:style-name="P6"/>
      <text:p text:style-name="P3">How did you like the software? Was it easy to use, helpful, stable, etc.?</text:p>
      <text:p text:style-name="P7">Like stated above, it was pretty easy to use and the feature to export our diagram into a .PNG file made it easy to put the diagrams into this document.</text:p>
      <text:p text:style-name="P6"/>
      <text:p text:style-name="P3">Which models were the most difficult to create for this project?</text:p>
      <text:p text:style-name="P7">The process model of an attempt to clock in way the only difficult model to create since it involves the most steps to explain it.</text:p>
      <text:p text:style-name="P6"/>
      <text:p text:style-name="P3">Which models were the easiest?</text:p>
      <text:p text:style-name="P7">Our Process model for checking user name and password was the easiest. All that it involved was one instance of checking the input of the client and the rest was passing that data to the other components.</text:p>
      <text:p text:style-name="P6"/>
      <text:p text:style-name="P6"><text:span text:style-name="T9">Do you feel these models would help you actually implement a system like this?</text:span></text:p>
      <text:p text:style-name="P7">They're somewhat helpful for our system but like most amateur developers, we would do design the system the way that we are used to. Which is to say just trial a error the entire system. </text:p>
      <text:p text:style-name="P7"/>
      <text:p text:style-name="P12"><text:span text:style-name="T2">What models do you feel would be the most helpful during implementation</text:span><text:span text:style-name="T1">?</text:span></text:p>
      <text:p text:style-name="P12"><text:span text:style-name="T6">We feel that a sequence model would be the most beneficial to our system. Since we decided on client to server architecture, a sequence model can easily show us how our objects will interact with each other. Also the fact that our system is very linear, a sequential model would be the most appropriate of the design models that we learned. <text:s/></text:span></text:p>
      <text:p text:style-name="P12"><text:span text:style-name="T1"><text:line-break/>What models would be the least useful </text:span><text:span text:style-name="T2">during implementation</text:span><text:span text:style-name="T1">?</text:span></text:p>
      <text:p text:style-name="P12"><text:span text:style-name="T5">State models would be one of the least useful models to use for our system. The </text:span><text:soft-page-break/><text:span text:style-name="T5">state model would over complicate our system since all of our objects are simple. The extra detail in state models would be unnecessary. </text:span><text:span text:style-name="T7">Another design model that would not be beneficial to our system would be the aggregation design model. <text:s/>They reason why it wouldn't be useful is that our system is too small to utilize aggregation. Aggregation would be useless for a system that is so small. Merging our <text:s/>components would be nearly impossible.</text:span></text:p>
      <text:p text:style-name="P8"/>
      <text:p text:style-name="P6">How hard was it to use Git?</text:p>
      <text:p text:style-name="P2"><text:span text:style-name="T1">It was actually pretty difficult using </text:span><text:span text:style-name="T3">G</text:span><text:span text:style-name="T1">it. Some of us didn't really see the real </text:span><text:span text:style-name="T3">benefit using Git when all what we had to do was upload our work by dragging and dropping it into the GitHub repository </text:span><text:span text:style-name="T4">on our web browsers. Some of us had a better experience because they are used to working in a Linux environment were they use terminal quite often.</text:span></text:p>
      <text:p text:style-name="P10">Did your team see the benefit in using version control or did it just seem to get in the way?</text:p>
      <text:p text:style-name="P11"/>
      <text:p text:style-name="P12"><text:span text:style-name="T1">Would you use </text:span><text:span text:style-name="T2">G</text:span><text:span text:style-name="T1">it again? </text:span><text:span text:style-name="T2">Would you use some other form of version control?</text:span></text:p>
      <text:p text:style-name="P1"><text:span text:style-name="T1">We wouldn't really need to use Git again because dragging and dropping our files and manually editing the files inside the repository in browser </text:span><text:span text:style-name="T2">is </text:span><text:span text:style-name="T1">less strenuous. </text:span></text:p>
      <text:p text:style-name="P9"/>
      <text:p text:style-name="P5">Did your team use version control?</text:p>
      <text:p text:style-name="P1"><text:span text:style-name="T1">We did use some version control though. Some of us added what version of a file we uploaded by adding a “v” and a number </text:span><text:span text:style-name="T2">representing</text:span><text:span text:style-name="T1"> what version it was to the file name before upload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y </meta:initial-creator>
    <meta:creation-date>2016-11-30T22:48:17.444324955</meta:creation-date>
    <dc:date>2016-11-30T22:48:34.027859348</dc:date>
    <dc:creator>Joey </dc:creator>
    <meta:editing-duration>PT16S</meta:editing-duration>
    <meta:editing-cycles>1</meta:editing-cycles>
    <meta:document-statistic meta:table-count="0" meta:image-count="0" meta:object-count="0" meta:page-count="2" meta:paragraph-count="25" meta:word-count="602" meta:character-count="3325" meta:non-whitespace-character-count="2740"/>
    <meta:generator>LibreOffice/4.4.3.2$Linux_X86_64 LibreOffice_project/40m0$Build-2</meta:generator>
  </office:meta>
</office:document-meta>
</file>